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3000003D29CD4A7C03C5F32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708cm" fo:min-width="24.03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422cm" fo:min-width="18.698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7.772cm" fo:min-width="12.0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55cm" fo:min-width="10.82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692cm" fo:min-width="24.032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768cm" svg:height="20.999cm" svg:x="1.632cm" svg:y="0.083cm">
          <draw:image xlink:href="Pictures/1000000000000453000003D29CD4A7C03C5F32F6.png" xlink:type="simple" xlink:show="embed" xlink:actuate="onLoad">
            <text:p/>
          </draw:image>
        </draw:frame>
        <draw:custom-shape draw:style-name="gr2" draw:text-style-name="P2" draw:layer="layout" svg:width="24.638cm" svg:height="4.064cm" svg:x="0.762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304cm" svg:height="1.778cm" svg:x="0.762cm" svg:y="5.5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7cm" svg:height="8.128cm" svg:x="0.762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43cm" svg:height="9.906cm" svg:x="13.716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4.638cm" svg:height="3.048cm" svg:x="0.762cm" svg:y="17.7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24cm" svg:height="1.665cm" svg:x="0.762cm" svg:y="1.129cm">
          <draw:text-box>
            <text:p text:style-name="P3"><text:span text:style-name="T1">A</text:span></text:p>
          </draw:text-box>
        </draw:frame>
        <draw:frame draw:style-name="gr7" draw:text-style-name="P4" draw:layer="layout" svg:width="1.524cm" svg:height="1.665cm" svg:x="0.762cm" svg:y="5.588cm">
          <draw:text-box>
            <text:p text:style-name="P3"><text:span text:style-name="T1">B</text:span></text:p>
          </draw:text-box>
        </draw:frame>
        <draw:frame draw:style-name="gr7" draw:text-style-name="P4" draw:layer="layout" svg:width="1.524cm" svg:height="1.665cm" svg:x="0.762cm" svg:y="1.13cm">
          <draw:text-box>
            <text:p text:style-name="P3"><text:span text:style-name="T1">A</text:span></text:p>
          </draw:text-box>
        </draw:frame>
        <draw:frame draw:style-name="gr7" draw:text-style-name="P4" draw:layer="layout" svg:width="1.524cm" svg:height="1.665cm" svg:x="0.762cm" svg:y="7.733cm">
          <draw:text-box>
            <text:p text:style-name="P3"><text:span text:style-name="T1">C</text:span></text:p>
          </draw:text-box>
        </draw:frame>
        <draw:frame draw:style-name="gr7" draw:text-style-name="P4" draw:layer="layout" svg:width="1.524cm" svg:height="1.665cm" svg:x="23.622cm" svg:y="7.733cm">
          <draw:text-box>
            <text:p text:style-name="P3"><text:span text:style-name="T1">D</text:span></text:p>
          </draw:text-box>
        </draw:frame>
        <draw:frame draw:style-name="gr7" draw:text-style-name="P4" draw:layer="layout" svg:width="1.524cm" svg:height="1.665cm" svg:x="0.762cm" svg:y="17.893cm">
          <draw:text-box>
            <text:p text:style-name="P3"><text:span text:style-name="T1">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268cm" svg:x="1cm" svg:y="2.638cm"/>
      <draw:page-thumbnail draw:layer="backgroundobjects" svg:width="8.999cm" svg:height="7.268cm" svg:x="1cm" svg:y="11.214cm"/>
      <draw:page-thumbnail draw:layer="backgroundobjects" svg:width="8.999cm" svg:height="7.268cm" svg:x="1cm" svg:y="19.79cm"/>
      <draw:page-thumbnail draw:layer="backgroundobjects" svg:width="8.999cm" svg:height="7.268cm" svg:x="11cm" svg:y="2.638cm"/>
      <draw:page-thumbnail draw:layer="backgroundobjects" svg:width="8.999cm" svg:height="7.268cm" svg:x="11cm" svg:y="11.214cm"/>
      <draw:page-thumbnail draw:layer="backgroundobjects" svg:width="8.999cm" svg:height="7.268cm" svg:x="11cm" svg:y="19.79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Rödiger</meta:initial-creator>
    <meta:creation-date>2016-12-17T14:23:58.989773159</meta:creation-date>
    <dc:date>2017-04-12T14:27:44.237000000</dc:date>
    <meta:editing-duration>PT2H6M21S</meta:editing-duration>
    <meta:editing-cycles>12</meta:editing-cycles>
    <meta:generator>LibreOffice/5.3.0.3$Windows_x86 LibreOffice_project/7074905676c47b82bbcfbea1aeefc84afe1c50e1</meta:generator>
    <meta:document-statistic meta:object-count="35"/>
  </office:meta>
</office:document-meta>
</file>